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ejaVu Sans1" svg:font-family="'DejaVu Sans'" style:font-family-generic="swiss"/>
    <style:font-face style:name="___WRD_EMBED_SUB_43" svg:font-family="___WRD_EMBED_SUB_43" style:font-family-generic="swiss"/>
    <style:font-face style:name="Lohit Devanagari" svg:font-family="'Lohit Devanagari', 'Times New Roman'" style:font-pitch="variable"/>
    <style:font-face style:name="OpenSymbol" svg:font-family="OpenSymbol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2" style:family="paragraph" style:parent-style-name="Text_20_body">
      <style:text-properties officeooo:paragraph-rsid="00198a83"/>
    </style:style>
    <style:style style:name="P3" style:family="paragraph" style:parent-style-name="Standard">
      <style:text-properties fo:language="ru" fo:country="RU" style:font-style-complex="italic"/>
    </style:style>
    <style:style style:name="P4" style:family="paragraph" style:parent-style-name="Standard">
      <style:text-properties fo:language="ru" fo:country="RU" officeooo:paragraph-rsid="00198a83" style:font-style-complex="italic"/>
    </style:style>
    <style:style style:name="P5" style:family="paragraph" style:parent-style-name="Standard">
      <style:text-properties officeooo:paragraph-rsid="00198a83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98a83"/>
    </style:style>
    <style:style style:name="P7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00" officeooo:paragraph-rsid="001b37e5"/>
    </style:style>
    <style:style style:name="P9" style:family="paragraph" style:parent-style-name="Standard">
      <style:paragraph-properties fo:margin-left="0in" fo:margin-right="0in" fo:text-align="end" style:justify-single-word="false" fo:text-indent="0.4925in" style:auto-text-indent="false"/>
      <style:text-properties fo:color="#000000" officeooo:paragraph-rsid="001b37e5"/>
    </style:style>
    <style:style style:name="P10" style:family="paragraph" style:parent-style-name="Standard">
      <style:paragraph-properties fo:margin-left="0in" fo:margin-right="0in" fo:text-align="justify" style:justify-single-word="false" fo:text-indent="0.3in" style:auto-text-indent="false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officeooo:paragraph-rsid="00198a83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style-complex="italic"/>
    </style:style>
    <style:style style:name="T3" style:family="text">
      <style:text-properties fo:language="ru" fo:country="RU" style:font-style-complex="italic"/>
    </style:style>
    <style:style style:name="T4" style:family="text">
      <style:text-properties fo:language="ru" fo:country="RU" officeooo:rsid="00198a83" style:font-style-complex="italic"/>
    </style:style>
    <style:style style:name="T5" style:family="text">
      <style:text-properties fo:language="ru" fo:country="RU" style:font-size-complex="11pt"/>
    </style:style>
    <style:style style:name="T6" style:family="text">
      <style:text-properties fo:language="ru" fo:country="RU" officeooo:rsid="00198a83"/>
    </style:style>
    <style:style style:name="T7" style:family="text">
      <style:text-properties fo:language="ru" fo:country="RU" fo:font-weight="normal" style:font-weight-asian="normal" style:font-style-complex="italic" style:font-weight-complex="normal"/>
    </style:style>
    <style:style style:name="T8" style:family="text">
      <style:text-properties fo:color="#000000"/>
    </style:style>
    <style:style style:name="T9" style:family="text">
      <style:text-properties fo:color="#000000" fo:language="ru" fo:country="RU"/>
    </style:style>
    <style:style style:name="T10" style:family="text">
      <style:text-properties officeooo:rsid="00198a83"/>
    </style:style>
    <style:style style:name="T11" style:family="text">
      <style:text-properties fo:font-size="13pt" style:font-size-asian="13pt"/>
    </style:style>
    <style:style style:name="T12" style:family="text">
      <style:text-properties fo:font-size="13pt" fo:language="ru" fo:country="RU" officeooo:rsid="00198a83" style:font-size-asian="13pt"/>
    </style:style>
    <style:style style:name="T13" style:family="text">
      <style:text-properties officeooo:rsid="001b37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1">Новосибирский Государственный Университет</text:span></text:p>
      <text:p text:style-name="P6"><text:span text:style-name="T11">Факультет Информационных Технологий</text:span></text:p>
      <text:p text:style-name="P6"><text:span text:style-name="T12">Кафедра Параллельных Вычислений</text:span></text:p>
      <text:p text:style-name="P6"><text:span text:style-name="T12">Аннотация бакалаврской квалификационной работы Зайцева В. Е. на тему</text:span></text:p>
      <text:h text:style-name="P1" text:outline-level="1">Разработка интерактивной системы визуализации данных в физических моделях</text:h>
      <text:p text:style-name="Standard"><text:span text:style-name="T3"/></text:p>
      <text:p text:style-name="P5"><text:span text:style-name="T4">Объём работы: 28 страниц; количество иллюстраций: 9; количество таблиц: 4; количество источников: 6.</text:span></text:p>
      <text:p text:style-name="P3"/>
      <text:p text:style-name="P5"><text:span text:style-name="T2">Ключевые слова:</text:span><text:span text:style-name="T3"> имитационное моделирование, мелкозернистый параллелизм, визуализация данных, клеточный автомат, графический пользовательский интерфейс, открытая архитектура.</text:span></text:p>
      <text:p text:style-name="P4"><text:span text:style-name="T3"/></text:p>
      <text:p text:style-name="P7"><text:span text:style-name="T3">За последние десятилетия имитационное моделирование стало одним из основных способов исследования в физике, химии и других естественных науках.</text:span><text:span text:style-name="T1"> </text:span><text:span text:style-name="T3">В рамках имитационного моделирования возможно построение моделей для широкого спектра физических явлений с такой сложностью протекающих в них процессов, которая не позволяет описать их в аналитической форме. </text:span><text:span text:style-name="T1">Для описания физических процессов широкое распространение получил класс имитационных </text:span><text:span text:style-name="T3">моделей на основе алгоритмов с мелкозернистым параллелизмом.</text:span><text:span text:style-name="T5"> Отличительная черта мелкозернистого параллелизма — большое число простых параллельно выполняемых преобразований данных, распределенных в пространстве.</text:span></text:p>
      <text:p text:style-name="P10"><text:span text:style-name="T7">Задачей работы</text:span><text:span text:style-name="T3"> является создание инструмента (подсистемы визуализации)</text:span><text:span text:style-name="T9"> для построения и отладки таких моделей физических процессов, которые основаны на алгоритмах с мелкозернистым параллелизмом, и визуализации данных в них</text:span><text:span text:style-name="T3">.</text:span><text:span text:style-name="T1"> Хотя подсистема должна обладать достаточной универсальностью и быть пригодной для широкого спектра моделей с мелкозернистым параллелизмом, в первую очередь рассматривается визуализация данных для клеточно-автоматных моделей газов. </text:span></text:p>
      <text:p text:style-name="P7"><text:span text:style-name="T8">K</text:span><text:span text:style-name="T9">ласс моделей с мелкозернистым параллелизмом характерен сложностью происходящих в них преобразований данных и большим объемом данных, который существенно превосходит размеры основной памяти. Сложность преобразований данных в моделях означает необходимость: 1) отладки модели в процессе ее создания и 2) создания режимов визуализации состояния моделируемых объектов, которые позволяют исследователю <text:tab/>увидеть как точную количественную картину некоторого фрагмента состояния модели, так и качественную картину протекающих в модели процессов. Если исследователь выбирает путь построения собственной программы визуализации, он неизбежно сталкивается с необходимостью реализации системных функций, сложность которых значительно выше, чем само описание модели. <text:s/>Таким образом, для эффективной работы исследователя необходим инструмент для построения, отладки и исследования моделей.</text:span></text:p>
      <text:p text:style-name="P7"><text:span text:style-name="T9">В работе сформулированы требования, предъявляемые к разрабатываемой системе, приведен обзор существующих систем, имеющих средства визуализации моделей, описана архитектура и построенная реализация подсистемы визуализации. </text:span></text:p>
      <text:p text:style-name="P8"><text:span text:style-name="T10"/></text:p>
      <text:p text:style-name="P9"><text:span text:style-name="T13">Зайцев В. 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ejaVu Sans1" svg:font-family="'DejaVu Sans'" style:font-family-generic="swiss"/>
    <style:font-face style:name="___WRD_EMBED_SUB_43" svg:font-family="___WRD_EMBED_SUB_43" style:font-family-generic="swiss"/>
    <style:font-face style:name="Lohit Devanagari" svg:font-family="'Lohit Devanagari', 'Times New Roman'" style:font-pitch="variable"/>
    <style:font-face style:name="OpenSymbol" svg:font-family="OpenSymbol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WenQuanYi Zen Hei Sharp1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1" style:font-size-asian="14pt" style:font-name-complex="Lohit Devanagari" style:font-size-complex="14pt"/>
    </style:style>
    <style:style style:name="Heading_20_1" style:display-name="Heading 1" style:family="paragraph" style:parent-style-name="Заголовок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Заголовок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ohit Devanagari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Default" style:family="paragraph">
      <style:paragraph-properties fo:orphans="2" fo:widows="2" style:text-autospace="none"/>
      <style:text-properties fo:color="#000000" style:font-name="___WRD_EMBED_SUB_43" fo:font-size="12pt" fo:language="ru" fo:country="RU" style:font-name-asian="Times New Roman" style:font-size-asian="12pt" style:font-name-complex="___WRD_EMBED_SUB_43" style:font-size-complex="12pt" style:language-complex="ar" style:country-complex="SA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Маркеры_20_списка" style:display-name="Маркеры списка" style:family="text">
      <style:text-properties style:font-name="OpenSymbol" style:font-name-asian="OpenSymbol" style:font-name-complex="OpenSymbol"/>
    </style:style>
    <style:style style:name="Символ_20_нумерации" style:display-name="Символ нумерации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</meta:initial-creator>
    <meta:creation-date>2013-06-05T10:55:00</meta:creation-date>
    <dc:date>2013-06-06T08:54:28</dc:date>
    <meta:print-date>2013-06-05T18:12:00</meta:print-date>
    <meta:editing-cycles>9</meta:editing-cycles>
    <meta:editing-duration>PT7H19M15S</meta:editing-duration>
    <meta:generator>LibreOffice/3.6$Linux_X86_64 LibreOffice_project/360m1$Build-2</meta:generator>
    <meta:document-statistic meta:table-count="0" meta:image-count="0" meta:object-count="0" meta:page-count="1" meta:paragraph-count="12" meta:word-count="311" meta:character-count="2733" meta:non-whitespace-character-count="2430"/>
    <meta:user-defined meta:name="Info 1"/>
    <meta:user-defined meta:name="Info 2"/>
    <meta:user-defined meta:name="Info 3"/>
    <meta:user-defined meta:name="Info 4"/>
  </office:meta>
</office:document-meta>
</file>